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2" svg:font-family="Tahoma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594cm" table:align="left"/>
    </style:style>
    <style:style style:name="Table1.A" style:family="table-column">
      <style:table-column-properties style:column-width="11.407cm"/>
    </style:style>
    <style:style style:name="Table1.B" style:family="table-column">
      <style:table-column-properties style:column-width="3.187cm"/>
    </style:style>
    <style:style style:name="Table1.A1" style:family="table-cell">
      <style:table-cell-properties fo:padding="0cm" fo:border="none" style:writing-mode="page"/>
    </style:style>
    <style:style style:name="Table1.B1" style:family="table-cell" style:data-style-name="N4">
      <style:table-cell-properties fo:padding="0cm" fo:border="none" style:writing-mode="page"/>
    </style:style>
    <style:style style:name="Table1.A3" style:family="table-cell">
      <style:table-cell-properties fo:padding="0.049cm" fo:border-left="none" fo:border-right="none" fo:border-top="none" fo:border-bottom="0.25pt solid #000000" style:writing-mode="page"/>
    </style:style>
    <style:style style:name="Table1.B3" style:family="table-cell" style:data-style-name="N4">
      <style:table-cell-properties fo:padding="0.049cm" fo:border-left="none" fo:border-right="none" fo:border-top="none" fo:border-bottom="0.25pt solid #000000" style:writing-mode="page"/>
    </style:style>
    <style:style style:name="P1" style:family="paragraph" style:parent-style-name="Standard">
      <style:paragraph-properties>
        <style:tab-stops>
          <style:tab-stop style:position="0.661cm"/>
          <style:tab-stop style:position="1.217cm"/>
          <style:tab-stop style:position="2.1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style:font-name="Liberation Sans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" fo:font-size="10pt" officeooo:paragraph-rsid="00502e1b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" fo:font-size="10pt" officeooo:paragraph-rsid="005a05f6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3.889cm"/>
          <style:tab-stop style:position="10.716cm"/>
        </style:tab-stops>
      </style:paragraph-properties>
      <style:text-properties style:font-name="Liberation Sans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.217cm"/>
          <style:tab-stop style:position="3.889cm"/>
          <style:tab-stop style:position="10.716cm"/>
        </style:tab-stops>
      </style:paragraph-properties>
      <style:text-properties style:font-name="Liberation Sans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217cm"/>
          <style:tab-stop style:position="3.889cm"/>
          <style:tab-stop style:position="10.716cm"/>
        </style:tab-stops>
      </style:paragraph-properties>
      <style:text-properties style:font-name="Liberation Sans" fo:font-size="10pt" officeooo:paragraph-rsid="004810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officeooo:paragraph-rsid="00526905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officeooo:rsid="004dfa81" officeooo:paragraph-rsid="004dfa81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661cm"/>
          <style:tab-stop style:position="1.217cm"/>
          <style:tab-stop style:position="2.1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" fo:font-size="10pt" fo:font-weight="normal" officeooo:paragraph-rsid="00526905" style:font-size-asian="10pt" style:font-weight-asian="normal" style:font-size-complex="10pt" style:font-weight-complex="normal"/>
    </style:style>
    <style:style style:name="P15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" fo:font-size="11pt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3.889cm"/>
          <style:tab-stop style:position="10.716cm"/>
        </style:tab-stops>
      </style:paragraph-properties>
      <style:text-properties style:font-name="Liberation Sans"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9.869cm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20" style:family="paragraph" style:parent-style-name="Table_20_Contents">
      <style:text-properties style:font-name="Liberation Sans" fo:font-size="11pt" style:font-size-asian="11pt" style:font-size-complex="11pt"/>
    </style:style>
    <style:style style:name="P21" style:family="paragraph" style:parent-style-name="Table_20_Contents">
      <style:text-properties style:font-name="Liberation Sans" fo:font-size="11pt" fo:font-weight="bold" officeooo:rsid="005bb07d" officeooo:paragraph-rsid="005bb07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Liberation Sans" fo:font-size="11pt" officeooo:rsid="00624831" officeooo:paragraph-rsid="00624831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624831" officeooo:paragraph-rsid="00624831" style:font-size-asian="11pt" style:font-weight-asian="bold" style:font-size-complex="11pt" style:font-weight-complex="bold"/>
    </style:style>
    <style:style style:name="P24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" fo:font-size="10pt" style:font-size-asian="10pt" style:font-size-complex="10pt"/>
    </style:style>
    <style:style style:name="P25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" fo:font-size="10pt" officeooo:paragraph-rsid="00636fef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481039"/>
    </style:style>
    <style:style style:name="T4" style:family="text">
      <style:text-properties officeooo:rsid="0051beb8"/>
    </style:style>
    <style:style style:name="T5" style:family="text">
      <style:text-properties officeooo:rsid="008c0b23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4dfa81"/>
    </style:style>
    <style:style style:name="T8" style:family="text">
      <style:text-properties style:font-name="Liberation Sans" officeooo:rsid="0063ee08"/>
    </style:style>
    <style:style style:name="T9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5d9fcd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5f9017" style:font-style-asian="normal" style:font-weight-asian="normal" style:text-emphasize="none"/>
    </style:style>
    <number:number-style style:name="N4">
      <number:number number:decimal-places="2" number:min-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placeholder text:placeholder-type="text">&lt;o.config.installer_company&gt;</text:placeholder></text:p>
      <text:p text:style-name="P25"><text:placeholder text:placeholder-type="text">&lt;o.config.installer_street&gt;</text:placeholder><text:s/><text:placeholder text:placeholder-type="text">&lt;o.config.installer_streetNumber&gt;</text:placeholder></text:p>
      <text:p text:style-name="P25"><text:placeholder text:placeholder-type="text">&lt;o.config.installer_zip&gt;</text:placeholder><text:s/><text:placeholder text:placeholder-type="text">&lt;o.config.installer_city&gt;</text:placeholder></text:p>
      <text:p text:style-name="P3"/>
      <text:p text:style-name="P3"/>
      <text:p text:style-name="P4"><text:tab/><text:placeholder text:placeholder-type="text">&lt;o.owner.firstName&gt;</text:placeholder> <text:placeholder text:placeholder-type="text">&lt;o.owner.lastName&gt;</text:placeholder></text:p>
      <text:p text:style-name="P5"><text:tab/><text:placeholder text:placeholder-type="text">&lt;o.owner.street&gt;</text:placeholder> <text:placeholder text:placeholder-type="text">&lt;o.owner.streetNumber&gt;</text:placeholder><text:s/></text:p>
      <text:p text:style-name="P5"><text:tab/><text:placeholder text:placeholder-type="text">&lt;o.owner.zip&gt;</text:placeholder> <text:placeholder text:placeholder-type="text">&lt;o.owner.city&gt;</text:placeholder></text:p>
      <text:p text:style-name="P15"/>
      <text:p text:style-name="P15"/>
      <text:p text:style-name="P15"/>
      <text:p text:style-name="P18">Akontorechnung <text:placeholder text:placeholder-type="text">&lt;o._invoiceName&gt;</text:placeholder></text:p>
      <text:p text:style-name="P16"/>
      <text:p text:style-name="P6">Rechnungsdatum:<text:tab/><text:placeholder text:placeholder-type="text">&lt;o._todayIso&gt;</text:placeholder></text:p>
      <text:p text:style-name="P6">Mwst Nummer:<text:tab/><text:placeholder text:placeholder-type="text">&lt;o.config.installer_vat&gt;</text:placeholder></text:p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row table:style-name="TableLine94105878872432">
          <table:table-cell table:style-name="Table1.A1" office:value-type="string">
            <text:p text:style-name="P2"><text:span text:style-name="T9">Akontozahlung </text:span><text:span text:style-name="T11">Material und MwSt. </text:span><text:span text:style-name="T9">PV-Anlage</text:span></text:p>
            <text:p text:style-name="P19"><text:span text:style-name="T10"><text:placeholder text:placeholder-type="text">&lt;o.building.street&gt;</text:placeholder></text:span><text:span text:style-name="T10"><text:s/></text:span><text:span text:style-name="T10"><text:placeholder text:placeholder-type="text">&lt;o.building.streetNumber&gt;</text:placeholder></text:span><text:span text:style-name="T10">,</text:span><text:span text:style-name="T10"><text:placeholder text:placeholder-type="text">&lt;o.building.city&gt;</text:placeholder></text:span></text:p>
            <text:p text:style-name="P19"><text:span text:style-name="T9"><text:placeholder text:placeholder-type="text">&lt;o.plant.totalPowerDc&gt;</text:placeholder></text:span><text:span text:style-name="T9"><text:s/>kWp</text:span></text:p>
          </table:table-cell>
          <table:table-cell table:style-name="Table1.B1" office:value-type="float" office:value="0">
            <text:p text:style-name="P22">0.00</text:p>
          </table:table-cell>
        </table:table-row>
        <table:table-row table:style-name="TableLine94105878949696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94105878460416">
          <table:table-cell table:style-name="Table1.A3" office:value-type="string">
            <text:p text:style-name="P21">Total</text:p>
          </table:table-cell>
          <table:table-cell table:style-name="Table1.B3" office:value-type="float" office:value="0">
            <text:p text:style-name="P23">0.00</text:p>
          </table:table-cell>
        </table:table-row>
      </table:table>
      <text:p text:style-name="P17"/>
      <text:p text:style-name="P17"/>
      <text:p text:style-name="P6"/>
      <text:p text:style-name="P7"><text:span text:style-name="T3">Zahlungsk</text:span>onditionen<text:span text:style-name="T3">: </text:span><text:span text:style-name="T4">3</text:span><text:span text:style-name="T3">0 Tage Netto</text:span></text:p>
      <text:p text:style-name="P8"/>
      <text:p text:style-name="P8"/>
      <text:p text:style-name="P13">Zahlbar bei <text:placeholder text:placeholder-type="text">&lt;o.config.installer_bankName&gt;</text:placeholder></text:p>
      <text:p text:style-name="P10"><text:span text:style-name="T1"><text:tab/></text:span><text:span text:style-name="T2">IBAN: </text:span><text:span text:style-name="T2"><text:placeholder text:placeholder-type="text">&lt;o.config.installer_bankIban&gt;</text:placeholder></text:span></text:p>
      <text:p text:style-name="P14"><text:tab/>IID (BC-Nr.): <text:placeholder text:placeholder-type="text">&lt;o.config.installer_bankIid&gt;</text:placeholder><text:span text:style-name="T5">, SWIFT-BIC: </text:span><text:span text:style-name="T5"><text:placeholder text:placeholder-type="text">&lt;o.config.installer_bankBic&gt;</text:placeholder></text:span></text:p>
      <text:p text:style-name="P14"/>
      <text:p text:style-name="P9">Besten Dank Für Ihren Auftrag</text:p>
      <text:p text:style-name="P9"/>
      <text:p text:style-name="P11"><text:placeholder text:placeholder-type="text">&lt;o.config.installer_firstName&gt;</text:placeholder><text:s/><text:placeholder text:placeholder-type="text">&lt;o.config.installer_lastName&gt;</text:placeholder></text:p>
      <text:p text:style-name="P9"/>
      <text:p text:style-name="P1"><text:span text:style-name="T6">E-Mail<text:tab/><text:tab/></text:span><text:span text:style-name="T7"><text:placeholder text:placeholder-type="text">&lt;o.config.installer_email&gt;</text:placeholder></text:span></text:p>
      <text:p text:style-name="P12">Tel<text:tab/><text:tab/><text:tab/><text:placeholder text:placeholder-type="text">&lt;o.config.installer_phone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2" svg:font-family="Tahoma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37cm" style:writing-mode="lr-tb"/>
      <style:text-properties style:use-window-font-color="true" loext:opacity="0%" style:font-name="Times New Roman" fo:font-size="12pt" fo:language="de" fo:country="CH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2-16T13:24:27.12</meta:creation-date>
    <dc:date>2023-03-26T08:51:13.435989977</dc:date>
    <meta:editing-duration>PT7H55M26S</meta:editing-duration>
    <meta:editing-cycles>125</meta:editing-cycles>
    <meta:generator>LibreOffice/7.0.4.2$Linux_X86_64 LibreOffice_project/00$Build-2</meta:generator>
    <meta:document-statistic meta:table-count="1" meta:image-count="0" meta:object-count="0" meta:page-count="1" meta:paragraph-count="23" meta:word-count="55" meta:character-count="839" meta:non-whitespace-character-count="798"/>
  </office:meta>
</office:document-meta>
</file>